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automatic-styles>
    <style:style style:name="P1" style:family="paragraph" style:parent-style-name="Text_20_body">
      <style:paragraph-properties fo:margin-left="0cm" fo:margin-right="0cm" fo:text-align="start" style:justify-single-word="false" fo:orphans="2" fo:widows="2" fo:text-indent="0cm" style:auto-text-indent="false"/>
    </style:style>
    <style:style style:name="P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text-line-through-style="none" style:text-line-through-type="none" style:font-name="Times New Roman" fo:font-size="16pt" fo:font-style="normal" style:text-underline-style="none" fo:font-weight="bold" style:text-blinking="false" fo:background-color="transparent"/>
    </style:style>
    <style:style style:name="P3" style:family="paragraph" style:parent-style-name="Text_20_body">
      <style:paragraph-properties fo:margin-top="0cm" fo:margin-bottom="0.282cm" style:contextual-spacing="false" fo:line-height="120%"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Sure, I'd be happy to provide an essay discussing the pros and cons of building nuclear power stations as a means of providing "clean" energy based on statistics and scientific evidence. Here is a draft of such an essay:</text:p>
      <text:p text:style-name="Horizontal_20_Line"/>
      <text:p text:style-name="Text_20_body">Nuclear energy has often been portrayed as a "clean" energy source, and building nuclear power stations has been proposed as a way to reduce reliance on fossil fuels and combat climate change. However, the question of whether building nuclear power stations is the best way to provide clean energy is a complex one, and a number of factors need to be considered.</text:p>
      <text:p text:style-name="Text_20_body">One argument in favor of nuclear energy is its low carbon emissions. Nuclear power plants do not produce greenhouse gases during operation, making them a potentially attractive option for countries looking to reduce their carbon footprints and mitigate the impacts of climate change. According to the International Atomic Energy Agency (IAEA), nuclear energy has the potential to significantly reduce carbon dioxide emissions, with one study finding that replacing fossil fuel-based electricity with nuclear energy could result in a reduction of up to 70% in CO2 emissions.</text:p>
      <text:p text:style-name="Text_20_body">However, there are also several drawbacks to building nuclear power stations. One major concern is the issue of nuclear waste disposal. Nuclear power plants generate radioactive waste, which must be carefully managed and stored for thousands of years. There is currently no permanent solution for disposing of this waste, and it remains a controversial and costly issue. According to the World Nuclear Association, the total volume of nuclear waste generated by the world's nuclear power plants is relatively small, but the hazardous nature of the waste means it requires special handling and storage.</text:p>
      <text:p text:style-name="Text_20_body">Another concern is the safety of nuclear power plants. While accidents at nuclear facilities are rare, the consequences of an accident can be catastrophic, as demonstrated by the Chernobyl and Fukushima disasters. According to the World Nuclear Association, the likelihood of a major nuclear accident is low, with the probability of a serious accident occurring at a nuclear power plant estimated to be around one in one million per year of operation. However, the potential for such an event, however unlikely, means that nuclear power plants require a high level of oversight and regulation to ensure the safety of the public.</text:p>
      <text:p text:style-name="Text_20_body">A third issue to consider is the cost of building nuclear power plants. While the operating costs of nuclear power plants are relatively low, the high upfront costs can be a barrier to building new facilities. According to the International Energy Agency (IEA), the cost of building a nuclear power plant can be up to three times that of a renewable energy project. This can be particularly challenging for developing countries that may not have the financial resources to invest in nuclear energy.</text:p>
      <text:p text:style-name="Text_20_body">In conclusion, while nuclear energy has some potential as a clean energy source, it is not without its drawbacks. Building nuclear power stations may be one way to reduce reliance on fossil fuels and combat climate change, but it is important to carefully consider the costs and risks associated with this technology. There may be other options that are more cost-effective and safer, such as investing in renewable energy sources or improving energy efficiency.</text:p>
      <text:p text:style-name="Standard"/>
      <text:p text:style-name="Standard"/>
      <text:p text:style-name="Standard"/>
      <text:p text:style-name="Standard"/>
      <text:p text:style-name="P1"><text:soft-page-break/>Nuclear energy has often been touted as a "clean" energy source, and building nuclear power stations has been proposed as a way to reduce reliance on fossil fuels and combat climate change. However, the question of whether building nuclear power stations is the best way to provide clean energy is a complex one, and a number of factors need to be considered.</text:p>
      <text:p text:style-name="Text_20_body">On the pro side, nuclear energy has a low carbon footprint, with nuclear power plants producing almost no greenhouse gases during operation. According to the International Atomic Energy Agency (IAEA), replacing fossil fuel-based electricity with nuclear energy could result in a reduction of up to 70% in CO2 emissions. In addition, nuclear power plants have a relatively high capacity factor, meaning they are able to operate at a high level of efficiency for long periods of time. This makes them a reliable source of energy compared to some renewable sources, which can be intermittent and require backup power sources.</text:p>
      <text:p text:style-name="Text_20_body">However, there are also several drawbacks to building nuclear power stations. One major concern is the issue of nuclear waste disposal. Nuclear power plants generate radioactive waste, which must be carefully managed and stored for thousands of years. There is currently no permanent solution for disposing of this waste, and it remains a controversial and costly issue. In addition, there are concerns about the safety of nuclear power plants, as accidents at nuclear facilities, while rare, can have catastrophic consequences. Finally, there is the issue of cost, with the International Energy Agency (IEA) estimating that the cost of building a nuclear power plant can be up to three times that of a renewable energy project.</text:p>
      <text:p text:style-name="Text_20_body">In conclusion, while nuclear energy has some potential as a clean energy source, it is not without its drawbacks. Building nuclear power stations may be one way to reduce reliance on fossil fuels and combat climate change, but it is important to carefully consider the costs and risks associated with this technology. There may be other options that are more cost-effective and safer, such as investing in renewable energy sources or improving energy efficiency.</text:p>
      <text:p text:style-name="P2"><text:bookmark text:name="docs-internal-guid-a6fc854d-7fff-fa68-eb69-9d6e40cfc8fb"/>Is building nuclear power stations the best way to provide “clean” energy?</text:p>
      <text:p text:style-name="P3">Nuclear power developed only in the middle of the 20th century. From the very beginning, this method of energy production seemed environmentally friendly, but after several nuclear power plant accidents, many people doubted its safety. Therefore, it is necessary to find out whether building nuclear power stations is the best way to produce “clean” energy.</text:p>
      <text:p text:style-name="P3">First of all, many scientists agree that nuclear power stations produce much less carbon dioxide emissions into the atmosphere than thermal power plants. For example, nuclear power plants in Europe annually avoid the emission of 700 million tons of carbon dioxide. Another advantage is continuity of work. Unlike wind farms and solar panels, which produce energy only under certain weather conditions, nuclear power plants produce electricity all the time.</text:p>
      <text:p text:style-name="P3">However, many people disagree with this point of view and point out that accidents at nuclear power plants lead to more serious consequences. For instance, the explosion <text:soft-page-break/>of the Chernobyl nuclear power plant killed about 54 people, and the territory is still uninhabitable after more than 30 years. An additional disadvantage is a huge amount of nuclear waste. Many people are worried that 34,000 cubic meters of waste are produced annually, which takes many years to destroy, and that soon nuclear garbage will begin to emit radioactive materials.</text:p>
      <text:p text:style-name="P3">On balance, nuclear power plants produce fairly clean energy, but they carry high risks of much greater environmental pollution. The nuclear energy industry is a good competitor to traditional energy industries. However, this industry also requires significant improvements in order to reduce risks to a minimum and become the best in its field.</text:p>
      <text:p text:style-name="Text_20_body"><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28T16:12:59.522000000</meta:creation-date>
    <meta:editing-duration>PT19M33S</meta:editing-duration>
    <meta:editing-cycles>2</meta:editing-cycles>
    <meta:generator>LibreOffice/7.3.3.2$Windows_X86_64 LibreOffice_project/d1d0ea68f081ee2800a922cac8f79445e4603348</meta:generator>
    <dc:date>2022-12-28T16:51:11.358000000</dc:date>
    <meta:document-statistic meta:table-count="0" meta:image-count="0" meta:object-count="0" meta:page-count="3" meta:paragraph-count="17" meta:word-count="1165" meta:character-count="7295" meta:non-whitespace-character-count="6145"/>
  </office:meta>
</office:document-meta>
</file>